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92c7" officeooo:paragraph-rsid="000792c7"/>
    </style:style>
    <style:style style:name="P2" style:family="paragraph" style:parent-style-name="Heading_20_2">
      <style:text-properties officeooo:rsid="000792c7" officeooo:paragraph-rsid="000792c7"/>
    </style:style>
    <style:style style:name="T1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<text:span text:style-name="T1">1. Can you tell me a little about yourself?</text:span></text:h>
      <text:p text:style-name="P1"/>
      <text:p text:style-name="P1">- I consider myself a responsible person, willing to work and easily adapt to any job. I am punctual, with initiative, good presence and with great computer skills to develop. I put passion in the task I am doing and I always look for my best performance under any circumstan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0:56:34.570718008</meta:creation-date>
    <dc:date>2019-02-11T11:08:18.734833671</dc:date>
    <meta:editing-duration>PT11M4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59" meta:character-count="321" meta:non-whitespace-character-count="264"/>
  </office:meta>
</office:document-meta>
</file>